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117.16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45.04pt"/>
    </style:style>
    <style:style style:name="co5" style:family="table-column">
      <style:table-column-properties fo:break-before="auto" style:column-width="57.2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ditionYear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nni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This edition contains a list of “Negro Schools and Colleges in the United States” (p 4-6) and “Leading Negro Publications of the United States” (p.7-9)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ndalus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enev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uscaloos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pelled: Tuscalooso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Brink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arber Shop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South Camde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dy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Russell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Nogale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pelled “Tuscon”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Yum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arber Shop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otel</text:p>
          </table:table-cell>
          <table:table-cell office:value-type="float" office:value="14" calcext:value-type="float">
            <text:p>1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estaurant</text:p>
          </table:table-cell>
          <table:table-cell office:value-type="float" office:value="23" calcext:value-type="float">
            <text:p>2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eauty Parlor</text:p>
          </table:table-cell>
          <table:table-cell office:value-type="float" office:value="14" calcext:value-type="float">
            <text:p>1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arber Shop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vern</text:p>
          </table:table-cell>
          <table:table-cell office:value-type="float" office:value="12" calcext:value-type="float">
            <text:p>1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Night Club</text:p>
          </table:table-cell>
          <table:table-cell office:value-type="float" office:value="10" calcext:value-type="float">
            <text:p>10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Service Station</text:p>
          </table:table-cell>
          <table:table-cell office:value-type="float" office:value="12" calcext:value-type="float">
            <text:p>1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Garag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Automotiv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sinore</text:p>
          </table:table-cell>
          <table:table-cell office:value-type="string" calcext:value-type="string">
            <text:p>M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Hollywoo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Bernardin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allej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ictor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Restaurant</text:p>
          </table:table-cell>
          <table:table-cell office:value-type="float" office:value="17" calcext:value-type="float">
            <text:p>1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one is ad with just phone #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Green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Junt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 ads</text:p>
          </table:table-cell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vern</text:p>
          </table:table-cell>
          <table:table-cell office:value-type="float" office:value="10" calcext:value-type="float">
            <text:p>10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auty Parlor</text:p>
          </table:table-cell>
          <table:table-cell office:value-type="float" office:value="8" calcext:value-type="float">
            <text:p>8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elray Beac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ebr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Augustin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West Palm Beac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Eastm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otel</text:p>
          </table:table-cell>
          <table:table-cell office:value-type="float" office:value="25" calcext:value-type="float">
            <text:p>2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Waukeg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Pocateel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lkha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Town listed twice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rench Li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One listed separately as “Chinese Restaurant”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vern</text:p>
          </table:table-cell>
          <table:table-cell office:value-type="float" office:value="8" calcext:value-type="float">
            <text:p>8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Jefferso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ichiga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unc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West Baden Sprin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Cedar Rapid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Restaurant</text:p>
          </table:table-cell>
          <table:table-cell office:value-type="float" office:value="16" calcext:value-type="float">
            <text:p>1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ubuqu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Ottumw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ogu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ffey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mp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dward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iawat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eavenwor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duca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opkin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incoln 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ogalus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ke Charl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rga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1 is mentioned twice, once as ad with photograph of building 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xi Cab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ourist Cour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Ad with photograph of building and people 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Ibe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Opelcusa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Bang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Gardni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Old Orcha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uena Vis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Col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Turners Corne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Upper Marl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Attle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eauty Parlor</text:p>
          </table:table-cell>
          <table:table-cell office:value-type="float" office:value="23" calcext:value-type="float">
            <text:p>2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Great Barr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Hyam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orth Adam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eedham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ittsfiel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andolp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tockbrid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wamp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bu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ttle Cree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enton Harbo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itle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otel</text:p>
          </table:table-cell>
          <table:table-cell office:value-type="float" office:value="21" calcext:value-type="float">
            <text:p>2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Grand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uskeg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Oscod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helby Township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aginaw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outh Haven 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pe Giradeau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xcelsior Spring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Hanniba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Liquor Store</text:p>
          </table:table-cell>
          <table:table-cell office:value-type="float" office:value="8" calcext:value-type="float">
            <text:p>8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Country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berl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Josep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Hotel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eauty Parlor</text:p>
          </table:table-cell>
          <table:table-cell office:value-type="float" office:value="26" calcext:value-type="float">
            <text:p>2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vern</text:p>
          </table:table-cell>
          <table:table-cell office:value-type="float" office:value="12" calcext:value-type="float">
            <text:p>1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Night Club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table:style-name="ce1" office:value-type="string" calcext:value-type="string">
            <text:p>Category is missing. Very similar names and same address listed as Tourist Homes in 1941.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Grand Is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ourist Home</text:p>
          </table:table-cell>
          <table:table-cell office:value-type="float" office:value="8" calcext:value-type="float">
            <text:p>8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avern</text:p>
          </table:table-cell>
          <table:table-cell office:value-type="float" office:value="17" calcext:value-type="float">
            <text:p>1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Highland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Highland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ll Mead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ridge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pelled “Bridgeston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One listed separately as “Chinese Restaurant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edar Knoll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ights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yport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nnelwort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ke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hwa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mouth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rris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On listed under “Chinese Restaurant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eauty Parlor</text:p>
          </table:table-cell>
          <table:table-cell office:value-type="float" office:value="12" calcext:value-type="float">
            <text:p>1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vern</text:p>
          </table:table-cell>
          <table:table-cell office:value-type="float" office:value="24" calcext:value-type="float">
            <text:p>2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ight Club</text:p>
          </table:table-cell>
          <table:table-cell office:value-type="float" office:value="8" calcext:value-type="float">
            <text:p>8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cean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On listed under “Chinese Restaurant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ulsbo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oint Pleasa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ahway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ose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 Brigh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oms Riv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Pool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oodbu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pelled incorrectly as Woodsbury (corrected in 1949)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est Pleasantville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Restaurant</text:p>
          </table:table-cell>
          <table:table-cell office:value-type="float" office:value="15" calcext:value-type="float">
            <text:p>15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One listed under “Chinese Restaurant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eauty Parlor</text:p>
          </table:table-cell>
          <table:table-cell office:value-type="float" office:value="14" calcext:value-type="float">
            <text:p>1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vern</text:p>
          </table:table-cell>
          <table:table-cell office:value-type="float" office:value="14" calcext:value-type="float">
            <text:p>1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Liquor Store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Service Station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ir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ir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Ithac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Glen Fall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estow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ckawann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ckawan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 Jerv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ughkeepsi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Utic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29" calcext:value-type="float">
            <text:p>29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7 are ads, “Harlem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42" calcext:value-type="float">
            <text:p>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 are ads, 1 listed under “Chinese Restaurant”, “Harlem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13" calcext:value-type="float">
            <text:p>13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“Harlem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rber Shop</text:p>
          </table:table-cell>
          <table:table-cell office:value-type="float" office:value="18" calcext:value-type="float">
            <text:p>18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1 is ad, “Harlem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102" calcext:value-type="float">
            <text:p>10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7 are ads, “Harlem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0" calcext:value-type="float">
            <text:p>10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“Harlem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1 is ad, “Harlem”</text:p>
          </table:table-cell>
        </table:table-row>
        <table:table-row table:style-name="ro1"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“Harlem”</text:p>
          </table:table-cell>
        </table:table-row>
        <table:table-row table:style-name="ro1"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“Harlem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3 are ads, one of which on top of p.60, Tailor includes Cleaner, “Harlem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ance Hal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“Harlem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33" calcext:value-type="float">
            <text:p>33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isted as Ad and regular entry, 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54" calcext:value-type="float">
            <text:p>54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llroom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Cast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Ossinin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Yonker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Dem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Lascric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Prob. Las Cruces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mcari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Prob. Tucumcari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Bladen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aston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alls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igh Poin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Mt. Oliv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ame address listed twice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hite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ds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eld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14" calcext:value-type="float">
            <text:p>1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xi Cab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1 listed under “Chinese Restaurant”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vern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orai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Oberli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teube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Bo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Chickas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oa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Getty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Greens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New Cast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Oil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23" calcext:value-type="float">
            <text:p>2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eauty Parlor</text:p>
          </table:table-cell>
          <table:table-cell office:value-type="float" office:value="11" calcext:value-type="float">
            <text:p>1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26" calcext:value-type="float">
            <text:p>2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haron Hi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liamspo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kes Bar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Orangeburg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Tourist Cam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itts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yler 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eauty Parlor</text:p>
          </table:table-cell>
          <table:table-cell office:value-type="float" office:value="8" calcext:value-type="float">
            <text:p>8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xahachi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North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ristian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unbar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ura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atural 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1 is ad 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1 is ad 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outh Hill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Yakim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lue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Park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ite Sulphur Spring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Fond Du Lac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aw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ock Spring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5">00/00/0000</text:date>, <text:time style:data-style-name="N2" text:time-value="20:49:04.243286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Engel</meta:initial-creator>
    <meta:creation-date>2015-11-13T15:34:18.702778000</meta:creation-date>
    <dc:date>2018-08-05T20:49:28.223219098</dc:date>
    <dc:creator>Claudia Engel</dc:creator>
    <meta:editing-duration>P20DT12H5M12S</meta:editing-duration>
    <meta:editing-cycles>560</meta:editing-cycles>
    <meta:generator>LibreOffice/6.0.2.1$MacOSX_X86_64 LibreOffice_project/f7f06a8f319e4b62f9bc5095aa112a65d2f3ac89</meta:generator>
    <meta:document-statistic meta:table-count="1" meta:cell-count="7290" meta:object-count="0"/>
  </office:meta>
</office:document-meta>
</file>